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0.9181in"/>
    </style:style>
    <style:style style:name="Table1.B" style:family="table-column">
      <style:table-column-properties style:column-width="0.9201in"/>
    </style:style>
    <style:style style:name="Table1.C" style:family="table-column">
      <style:table-column-properties style:column-width="1.7056in"/>
    </style:style>
    <style:style style:name="Table1.D" style:family="table-column">
      <style:table-column-properties style:column-width="3.5438in"/>
    </style:style>
    <style:style style:name="Table1.1" style:family="table-row">
      <style:table-row-properties style:min-row-height="0.2563in" fo:keep-together="auto"/>
    </style:style>
    <style:style style:name="Table1.A1" style:family="table-cell">
      <style:table-cell-properties style:vertical-align="middle" fo:background-color="#bfbfbf" fo:padding-left="0.075in" fo:padding-right="0.075in" fo:padding-top="0in" fo:padding-bottom="0in" fo:border-left="none" fo:border-right="none" fo:border-top="none" fo:border-bottom="0.75pt solid #bfbfbf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9" style:family="table">
      <style:table-properties style:width="6.2604in" fo:margin-left="0.0035in" fo:margin-top="0in" fo:margin-bottom="0in" table:align="left" style:writing-mode="lr-tb"/>
    </style:style>
    <style:style style:name="Table9.A" style:family="table-column">
      <style:table-column-properties style:column-width="2.0833in"/>
    </style:style>
    <style:style style:name="Table9.C" style:family="table-column">
      <style:table-column-properties style:column-width="2.093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width="6.2889in" fo:margin-left="0.0035in" fo:margin-top="0in" fo:margin-bottom="0in" table:align="left" style:writing-mode="lr-tb"/>
    </style:style>
    <style:style style:name="Table2.A" style:family="table-column">
      <style:table-column-properties style:column-width="1.9653in"/>
    </style:style>
    <style:style style:name="Table2.B" style:family="table-column">
      <style:table-column-properties style:column-width="0.1264in"/>
    </style:style>
    <style:style style:name="Table2.C" style:family="table-column">
      <style:table-column-properties style:column-width="2.0924in"/>
    </style:style>
    <style:style style:name="Table2.D" style:family="table-column">
      <style:table-column-properties style:column-width="2.104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5" style:family="table-row">
      <style:table-row-properties style:min-row-height="0.9271in" fo:keep-together="auto"/>
    </style:style>
    <style:style style:name="Table2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3" style:family="table">
      <style:table-properties style:width="6.2889in" fo:margin-left="0.0035in" fo:margin-top="0in" fo:margin-bottom="0in" table:align="left" style:writing-mode="lr-tb"/>
    </style:style>
    <style:style style:name="Table3.A" style:family="table-column">
      <style:table-column-properties style:column-width="2.0917in"/>
    </style:style>
    <style:style style:name="Table3.B" style:family="table-column">
      <style:table-column-properties style:column-width="2.0924in"/>
    </style:style>
    <style:style style:name="Table3.C" style:family="table-column">
      <style:table-column-properties style:column-width="2.1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6" style:family="table">
      <style:table-properties style:width="6.2889in" fo:margin-left="0.0035in" fo:margin-top="0in" fo:margin-bottom="0in" table:align="left" style:writing-mode="lr-tb"/>
    </style:style>
    <style:style style:name="Table6.A" style:family="table-column">
      <style:table-column-properties style:column-width="2.0917in"/>
    </style:style>
    <style:style style:name="Table6.B" style:family="table-column">
      <style:table-column-properties style:column-width="2.0924in"/>
    </style:style>
    <style:style style:name="Table6.C" style:family="table-column">
      <style:table-column-properties style:column-width="2.104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7" style:family="table">
      <style:table-properties style:width="6.2889in" fo:margin-left="0.0035in" fo:margin-top="0in" fo:margin-bottom="0in" table:align="left" style:writing-mode="lr-tb"/>
    </style:style>
    <style:style style:name="Table7.A" style:family="table-column">
      <style:table-column-properties style:column-width="2.0917in"/>
    </style:style>
    <style:style style:name="Table7.B" style:family="table-column">
      <style:table-column-properties style:column-width="2.0924in"/>
    </style:style>
    <style:style style:name="Table7.C" style:family="table-column">
      <style:table-column-properties style:column-width="2.104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4" style:family="table">
      <style:table-properties style:width="6.2889in" fo:margin-left="0.0035in" fo:margin-top="0in" fo:margin-bottom="0in" table:align="left" style:writing-mode="lr-tb"/>
    </style:style>
    <style:style style:name="Table4.A" style:family="table-column">
      <style:table-column-properties style:column-width="2.0917in"/>
    </style:style>
    <style:style style:name="Table4.B" style:family="table-column">
      <style:table-column-properties style:column-width="2.0924in"/>
    </style:style>
    <style:style style:name="Table4.C" style:family="table-column">
      <style:table-column-properties style:column-width="2.104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8" style:family="table">
      <style:table-properties style:width="6.2604in" fo:margin-left="0.0035in" fo:margin-top="0in" fo:margin-bottom="0in" table:align="left" style:writing-mode="lr-tb"/>
    </style:style>
    <style:style style:name="Table8.A" style:family="table-column">
      <style:table-column-properties style:column-width="2.0833in"/>
    </style:style>
    <style:style style:name="Table8.C" style:family="table-column">
      <style:table-column-properties style:column-width="2.093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5" style:family="table">
      <style:table-properties style:width="6.2889in" fo:margin-left="0.0035in" fo:margin-top="0in" fo:margin-bottom="0in" table:align="left" style:writing-mode="lr-tb"/>
    </style:style>
    <style:style style:name="Table5.A" style:family="table-column">
      <style:table-column-properties style:column-width="2.0917in"/>
    </style:style>
    <style:style style:name="Table5.B" style:family="table-column">
      <style:table-column-properties style:column-width="2.0924in"/>
    </style:style>
    <style:style style:name="Table5.C" style:family="table-column">
      <style:table-column-properties style:column-width="2.104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6.2604in" fo:margin-left="0.0035in" fo:margin-top="0in" fo:margin-bottom="0in" table:align="left" style:writing-mode="lr-tb"/>
    </style:style>
    <style:style style:name="Table10.A" style:family="table-column">
      <style:table-column-properties style:column-width="2.0833in"/>
    </style:style>
    <style:style style:name="Table10.C" style:family="table-column">
      <style:table-column-properties style:column-width="2.093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6.2604in" fo:margin-left="0.0035in" fo:margin-top="0in" fo:margin-bottom="0in" table:align="left" style:writing-mode="lr-tb"/>
    </style:style>
    <style:style style:name="Table11.A" style:family="table-column">
      <style:table-column-properties style:column-width="2.0833in"/>
    </style:style>
    <style:style style:name="Table11.C" style:family="table-column">
      <style:table-column-properties style:column-width="2.093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2" style:family="table">
      <style:table-properties style:width="6.2604in" fo:margin-left="0.0035in" fo:margin-top="0in" fo:margin-bottom="0in" table:align="left" style:writing-mode="lr-tb"/>
    </style:style>
    <style:style style:name="Table12.A" style:family="table-column">
      <style:table-column-properties style:column-width="2.0833in"/>
    </style:style>
    <style:style style:name="Table12.C" style:family="table-column">
      <style:table-column-properties style:column-width="2.0938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3" style:family="table">
      <style:table-properties style:width="6.2604in" fo:margin-left="0.0035in" fo:margin-top="0in" fo:margin-bottom="0in" table:align="left" style:writing-mode="lr-tb"/>
    </style:style>
    <style:style style:name="Table13.A" style:family="table-column">
      <style:table-column-properties style:column-width="2.0833in"/>
    </style:style>
    <style:style style:name="Table13.C" style:family="table-column">
      <style:table-column-properties style:column-width="2.0938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P1" style:family="paragraph" style:parent-style-name="Header">
      <style:text-properties fo:font-size="10pt" fo:font-weight="bold" style:font-size-asian="10pt" style:font-weight-asian="bold" style:font-name-complex="Arial1"/>
    </style:style>
    <style:style style:name="P2" style:family="paragraph" style:parent-style-name="Footer">
      <style:paragraph-properties fo:line-height="100%" fo:text-align="center" style:justify-single-word="false"/>
    </style:style>
    <style:style style:name="P3" style:family="paragraph" style:parent-style-name="Footer">
      <style:text-properties style:font-name-complex="Arial1"/>
    </style:style>
    <style:style style:name="P4" style:family="paragraph" style:parent-style-name="Standard">
      <style:text-properties style:font-name-complex="Arial1"/>
    </style:style>
    <style:style style:name="P5" style:family="paragraph" style:parent-style-name="Standard">
      <style:paragraph-properties fo:margin-top="0.1665in" fo:margin-bottom="0in" style:contextual-spacing="false" fo:line-height="150%"/>
      <style:text-properties style:font-name-complex="Arial1" style:font-size-complex="11pt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Contents_20_1">
      <style:paragraph-properties fo:margin-left="0in" fo:margin-right="-0.3937in" fo:line-height="125%" fo:text-indent="0in" style:auto-text-indent="false"/>
      <style:text-properties style:font-name="Arial" fo:font-size="11pt" style:font-size-asian="11pt" style:font-name-complex="Arial1" style:font-size-complex="11pt"/>
    </style:style>
    <style:style style:name="P8" style:family="paragraph" style:parent-style-name="Tabelle">
      <style:paragraph-properties fo:orphans="0" fo:widows="0"/>
      <style:text-properties style:font-name="Arial" style:font-name-complex="Arial1"/>
    </style:style>
    <style:style style:name="P9" style:family="paragraph" style:parent-style-name="Tabelle">
      <style:paragraph-properties fo:orphans="0" fo:widows="0"/>
      <style:text-properties style:font-name="Arial" officeooo:rsid="000e832c" officeooo:paragraph-rsid="000e832c" style:font-name-complex="Arial1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0ceb83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0e08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1a5a84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257b9f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0f80a5" officeooo:paragraph-rsid="00250e08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9dc7c" officeooo:paragraph-rsid="00250e08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Cambria1" style:font-size-asian="11pt" style:font-name-complex="Arial1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0c4eb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00d6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257b9f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21af15" officeooo:paragraph-rsid="0021af15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name-complex="Arial1" style:font-size-complex="11pt"/>
    </style:style>
    <style:style style:name="P25" style:family="paragraph" style:parent-style-name="Standard">
      <style:paragraph-properties fo:margin-left="0in" fo:margin-right="-0.3937in" fo:line-height="125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1pt" style:font-size-asian="11pt" style:font-name-complex="Arial1" style:font-size-complex="11pt"/>
    </style:style>
    <style:style style:name="P26" style:family="paragraph" style:parent-style-name="Standard">
      <style:paragraph-properties fo:margin-left="0in" fo:margin-right="-0.3937in" fo:line-height="125%" fo:text-indent="0in" style:auto-text-indent="false" fo:break-before="page">
        <style:tab-stops>
          <style:tab-stop style:position="6.3in" style:type="right" style:leader-style="dotted" style:leader-text="."/>
        </style:tab-stops>
      </style:paragraph-properties>
      <style:text-properties fo:font-size="11pt" style:font-size-asian="11pt" style:font-name-complex="Arial1" style:font-size-complex="11pt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style:letter-kerning="false" style:font-name-asian="Cambria1" style:font-size-asian="11pt" style:language-asian="en" style:country-asian="US" style:font-name-complex="Arial1" style:font-size-complex="11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0e08" style:letter-kerning="false" style:font-name-asian="Cambria1" style:font-size-asian="11pt" style:language-asian="en" style:country-asian="US" style:font-name-complex="Arial1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7b9f" style:letter-kerning="false" style:font-name-asian="Cambria1" style:font-size-asian="11pt" style:language-asian="en" style:country-asian="US" style:font-name-complex="Arial1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0c4eb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00d6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7b9f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238e44" officeooo:paragraph-rsid="002500d6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paragraph-rsid="00250e08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paragraph-rsid="00257b9f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7b9f" style:letter-kerning="false" style:font-name-asian="Cambria1" style:font-size-asian="11pt" style:language-asian="de" style:country-asian="DE" style:font-name-complex="Arial1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0e08" style:letter-kerning="false" style:font-size-asian="11pt" style:language-asian="de" style:country-asian="DE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7b9f" style:letter-kerning="false" style:font-size-asian="11pt" style:language-asian="de" style:country-asian="DE" style:font-size-complex="11pt" style:language-complex="ar" style:country-complex="SA"/>
    </style:style>
    <style:style style:name="P39" style:family="paragraph" style:parent-style-name="Standard">
      <style:text-properties fo:font-weight="bold" style:font-weight-asian="bold" style:font-name-complex="Arial1"/>
    </style:style>
    <style:style style:name="P40" style:family="paragraph" style:parent-style-name="Standard">
      <style:paragraph-properties fo:margin-left="0.25in" fo:margin-right="0in" fo:text-indent="0in" style:auto-text-indent="false"/>
    </style:style>
    <style:style style:name="P41" style:family="paragraph" style:parent-style-name="Tabellenkopf">
      <style:paragraph-properties fo:orphans="0" fo:widows="0"/>
      <style:text-properties fo:color="#ffffff" loext:opacity="100%" style:font-name="Arial" style:font-name-complex="Arial1"/>
    </style:style>
    <style:style style:name="P42" style:family="paragraph" style:parent-style-name="Überschrift_20_1_20_ohne">
      <style:paragraph-properties fo:margin-left="0in" fo:margin-right="0in" fo:text-indent="0in" style:auto-text-indent="false"/>
    </style:style>
    <style:style style:name="P43" style:family="paragraph" style:parent-style-name="Überschrift_20_1_20_ohne">
      <style:paragraph-properties fo:margin-left="0in" fo:margin-right="0in" fo:text-indent="0in" style:auto-text-indent="false" fo:padding="0in" fo:border-left="none" fo:border-right="none" fo:border-top="none" fo:border-bottom="0.99pt solid #000000">
        <style:tab-stops>
          <style:tab-stop style:position="5.0091in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5" style:family="paragraph" style:parent-style-name="Standard">
      <style:text-properties fo:font-size="9pt" style:font-size-asian="9pt" style:font-name-complex="Arial1" style:font-size-complex="10pt"/>
    </style:style>
    <style:style style:name="P46" style:family="paragraph" style:parent-style-name="Standard">
      <style:text-properties fo:language="en" fo:country="US" officeooo:paragraph-rsid="00257b9f" style:font-name-asian="MS Mincho" style:language-asian="de" style:country-asian="DE" style:font-name-complex="Arial1"/>
    </style:style>
    <style:style style:name="P47" style:family="paragraph" style:parent-style-name="Standard">
      <style:paragraph-properties fo:break-before="page"/>
      <style:text-properties fo:language="en" fo:country="US" officeooo:paragraph-rsid="00257b9f" style:font-name-asian="MS Mincho" style:language-asian="de" style:country-asian="DE" style:font-name-complex="Arial1"/>
    </style:style>
    <style:style style:name="P48" style:family="paragraph" style:parent-style-name="Standard">
      <style:text-properties fo:language="en" fo:country="US" officeooo:paragraph-rsid="002500d6" style:language-asian="de" style:country-asian="DE"/>
    </style:style>
    <style:style style:name="P49" style:family="paragraph" style:parent-style-name="Text_20_body">
      <style:text-properties fo:language="en" fo:country="US" officeooo:paragraph-rsid="00250e08" style:language-asian="de" style:country-asian="DE"/>
    </style:style>
    <style:style style:name="P50" style:family="paragraph" style:parent-style-name="Heading_20_1">
      <style:text-properties fo:language="en" fo:country="US" officeooo:rsid="0014906b" officeooo:paragraph-rsid="002500d6"/>
    </style:style>
    <style:style style:name="P51" style:family="paragraph" style:parent-style-name="Heading_20_1">
      <style:paragraph-properties fo:break-before="page"/>
      <style:text-properties fo:language="en" fo:country="US" officeooo:rsid="000cc9a9" officeooo:paragraph-rsid="00257b9f"/>
    </style:style>
    <style:style style:name="P52" style:family="paragraph" style:parent-style-name="Heading_20_1">
      <style:text-properties fo:language="en" fo:country="US" officeooo:rsid="00179528" officeooo:paragraph-rsid="00257b9f"/>
    </style:style>
    <style:style style:name="P53" style:family="paragraph" style:parent-style-name="Heading_20_1">
      <style:text-properties fo:language="en" fo:country="US" officeooo:rsid="0020c4eb" officeooo:paragraph-rsid="0020c4eb"/>
    </style:style>
    <style:style style:name="P54" style:family="paragraph" style:parent-style-name="Heading_20_1">
      <style:text-properties fo:language="en" fo:country="US" officeooo:rsid="0032eae6" officeooo:paragraph-rsid="0032eae6"/>
    </style:style>
    <style:style style:name="P55" style:family="paragraph" style:parent-style-name="Heading_20_1">
      <style:text-properties officeooo:paragraph-rsid="00250e08"/>
    </style:style>
    <style:style style:name="P56" style:family="paragraph" style:parent-style-name="Heading_20_1">
      <style:paragraph-properties fo:break-before="page"/>
      <style:text-properties officeooo:paragraph-rsid="00250e08"/>
    </style:style>
    <style:style style:name="P57" style:family="paragraph" style:parent-style-name="Heading_20_1">
      <style:text-properties officeooo:paragraph-rsid="00257b9f"/>
    </style:style>
    <style:style style:name="P58" style:family="paragraph" style:parent-style-name="Heading_20_1">
      <style:paragraph-properties fo:break-before="page"/>
      <style:text-properties officeooo:paragraph-rsid="00257b9f"/>
    </style:style>
    <style:style style:name="P59" style:family="paragraph" style:parent-style-name="Heading_20_1">
      <style:paragraph-properties fo:break-before="page"/>
      <style:text-properties officeooo:rsid="000a613a" officeooo:paragraph-rsid="00257b9f"/>
    </style:style>
    <style:style style:name="P60" style:family="paragraph" style:parent-style-name="Heading_20_1">
      <style:paragraph-properties fo:break-before="page"/>
      <style:text-properties officeooo:rsid="0032eae6" officeooo:paragraph-rsid="0032eae6"/>
    </style:style>
    <style:style style:name="P61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4906b" officeooo:paragraph-rsid="002500d6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2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4906b" officeooo:paragraph-rsid="002500d6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3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5b924" officeooo:paragraph-rsid="002500d6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4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15f5e" officeooo:paragraph-rsid="00257b9f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5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15f5e" officeooo:paragraph-rsid="00257b9f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6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2f20e" officeooo:paragraph-rsid="00257b9f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7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57b9f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8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57b9f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69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0c4eb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70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32eae6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71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b6441" officeooo:paragraph-rsid="00257b9f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72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21af15" officeooo:paragraph-rsid="0021af15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73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21af15" officeooo:paragraph-rsid="0032eae6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74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34864b" officeooo:paragraph-rsid="0034864b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75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34864b" officeooo:paragraph-rsid="0034864b" style:letter-kerning="false" style:font-name-asian="Arial1" style:font-size-asian="11pt" style:language-asian="en" style:country-asian="US" style:font-name-complex="Arial1" style:language-complex="ar" style:country-complex="SA"/>
    </style:style>
    <style:style style:name="P76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en" style:country-asian="US" style:font-name-complex="Arial1" style:language-complex="ar" style:country-complex="SA"/>
    </style:style>
    <style:style style:name="P77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de" style:country-asian="DE" style:font-name-complex="Arial1" style:language-complex="ar" style:country-complex="SA"/>
    </style:style>
    <style:style style:name="P78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1" style:language-complex="ar" style:country-complex="SA"/>
    </style:style>
    <style:style style:name="P79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de" style:country-asian="DE" style:font-name-complex="Arial1" style:language-complex="ar" style:country-complex="SA"/>
    </style:style>
    <style:style style:name="P80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81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1" style:language-complex="ar" style:country-complex="SA"/>
    </style:style>
    <style:style style:name="P82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83" style:family="paragraph" style:parent-style-name="List_20_Paragraph" style:list-style-name="WWNum2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1" style:language-complex="ar" style:country-complex="SA"/>
    </style:style>
    <style:style style:name="P84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size-asian="11pt" style:language-asian="de" style:country-asian="DE" style:font-name-complex="Arial1" style:language-complex="ar" style:country-complex="SA"/>
    </style:style>
    <style:style style:name="P85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size-asian="11pt" style:language-asian="de" style:country-asian="DE" style:font-name-complex="Arial1" style:language-complex="ar" style:country-complex="SA"/>
    </style:style>
    <style:style style:name="P86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87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88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b525c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89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90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91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92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paragraph-rsid="00257b9f" style:letter-kerning="false" style:font-size-asian="11pt" style:language-asian="de" style:country-asian="DE" style:font-name-complex="Arial1" style:language-complex="ar" style:country-complex="SA"/>
    </style:style>
    <style:style style:name="P93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name-asian="Cambria1" style:font-size-asian="11pt" style:language-asian="de" style:country-asian="DE" style:font-name-complex="Arial1" style:language-complex="ar" style:country-complex="SA"/>
    </style:style>
    <style:style style:name="P94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name-asian="Cambria1" style:font-size-asian="11pt" style:language-asian="de" style:country-asian="DE" style:font-name-complex="Arial1" style:language-complex="ar" style:country-complex="SA"/>
    </style:style>
    <style:style style:name="P95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f5268" officeooo:paragraph-rsid="00257b9f" style:letter-kerning="false" style:font-name-asian="Cambria1" style:font-size-asian="11pt" style:language-asian="de" style:country-asian="DE" style:font-name-complex="Arial1" style:language-complex="ar" style:country-complex="SA"/>
    </style:style>
    <style:style style:name="P96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12f20e" officeooo:paragraph-rsid="00257b9f" style:letter-kerning="false" style:font-name-asian="ＭＳ 明朝" style:font-size-asian="11pt" style:language-asian="en" style:country-asian="US" style:font-name-complex="Arial1" style:language-complex="ar" style:country-complex="SA"/>
    </style:style>
    <style:style style:name="P97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197117" officeooo:paragraph-rsid="00257b9f" style:letter-kerning="false" style:font-name-asian="ＭＳ 明朝" style:font-size-asian="11pt" style:language-asian="en" style:country-asian="US" style:font-name-complex="Arial1" style:language-complex="ar" style:country-complex="SA"/>
    </style:style>
    <style:style style:name="P98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20c4eb" officeooo:paragraph-rsid="0020c4eb" style:letter-kerning="false" style:font-name-asian="ＭＳ 明朝" style:font-size-asian="11pt" style:language-asian="en" style:country-asian="US" style:font-name-complex="Arial1" style:language-complex="ar" style:country-complex="SA"/>
    </style:style>
    <style:style style:name="P99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20c4eb" officeooo:paragraph-rsid="0032eae6" style:letter-kerning="false" style:font-name-asian="ＭＳ 明朝" style:font-size-asian="11pt" style:language-asian="en" style:country-asian="US" style:font-name-complex="Arial1" style:language-complex="ar" style:country-complex="SA"/>
    </style:style>
    <style:style style:name="P100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34864b" officeooo:paragraph-rsid="0034864b" style:letter-kerning="false" style:font-name-asian="ＭＳ 明朝" style:font-size-asian="11pt" style:language-asian="en" style:country-asian="US" style:font-name-complex="Arial1" style:language-complex="ar" style:country-complex="SA"/>
    </style:style>
    <style:style style:name="P101" style:family="paragraph" style:parent-style-name="Standard" style:master-page-name="First_20_Page">
      <style:paragraph-properties style:page-number="auto"/>
      <style:text-properties style:font-name-complex="Arial1"/>
    </style:style>
    <style:style style:name="P10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32eae6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0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336937" officeooo:paragraph-rsid="00336937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0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32eae6" style:letter-kerning="false" style:font-name-asian="Arial1" style:font-size-asian="11pt" style:language-asian="en" style:country-asian="US" style:font-name-complex="Arial1" style:font-size-complex="11pt" style:language-complex="ar" style:country-complex="SA"/>
    </style:style>
    <style:style style:name="P105" style:family="paragraph" style:parent-style-name="Text_20_body">
      <style:text-properties officeooo:paragraph-rsid="0032eae6"/>
    </style:style>
    <style:style style:name="P10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000000" loext:opacity="100%" fo:font-size="16pt" fo:font-weight="bold" style:font-size-asian="16pt" style:font-weight-asian="bold" style:font-name-complex="Arial1"/>
    </style:style>
    <style:style style:name="T2" style:family="text">
      <style:text-properties fo:text-transform="uppercase" fo:color="#000000" loext:opacity="100%" fo:font-size="16pt" fo:font-weight="bold" officeooo:rsid="00077d24" style:font-size-asian="16pt" style:font-weight-asian="bold" style:font-name-complex="Arial1"/>
    </style:style>
    <style:style style:name="T3" style:family="text">
      <style:text-properties fo:font-size="11pt" fo:font-weight="bold" style:font-size-asian="11pt" style:font-weight-asian="bold" style:font-name-complex="Arial1" style:font-size-complex="11pt"/>
    </style:style>
    <style:style style:name="T4" style:family="text">
      <style:text-properties fo:font-size="11pt" style:font-size-asian="11pt" style:font-name-complex="Arial1" style:font-size-complex="11pt"/>
    </style:style>
    <style:style style:name="T5" style:family="text">
      <style:text-properties fo:font-size="11pt" officeooo:rsid="00077d24" style:font-size-asian="11pt" style:font-name-complex="Arial1" style:font-size-complex="11pt"/>
    </style:style>
    <style:style style:name="T6" style:family="text">
      <style:text-properties style:language-asian="de" style:country-asian="DE"/>
    </style:style>
    <style:style style:name="T7" style:family="text">
      <style:text-properties officeooo:rsid="000cc9a9" style:language-asian="de" style:country-asian="DE"/>
    </style:style>
    <style:style style:name="T8" style:family="text">
      <style:text-properties officeooo:rsid="002b2d38" style:language-asian="de" style:country-asian="DE"/>
    </style:style>
    <style:style style:name="T9" style:family="text">
      <style:text-properties officeooo:rsid="000ceb83" style:font-name-asian="Cambria1" style:language-asian="de" style:country-asian="DE"/>
    </style:style>
    <style:style style:name="T10" style:family="text">
      <style:text-properties officeooo:rsid="00090898"/>
    </style:style>
    <style:style style:name="T11" style:family="text">
      <style:text-properties officeooo:rsid="000a613a"/>
    </style:style>
    <style:style style:name="T12" style:family="text">
      <style:text-properties officeooo:rsid="000b525c"/>
    </style:style>
    <style:style style:name="T13" style:family="text">
      <style:text-properties officeooo:rsid="000cc9a9"/>
    </style:style>
    <style:style style:name="T14" style:family="text">
      <style:text-properties officeooo:rsid="000ceb83"/>
    </style:style>
    <style:style style:name="T15" style:family="text">
      <style:text-properties officeooo:rsid="000e4c81"/>
    </style:style>
    <style:style style:name="T16" style:family="text">
      <style:text-properties officeooo:rsid="000e832c"/>
    </style:style>
    <style:style style:name="T17" style:family="text">
      <style:text-properties officeooo:rsid="000f80a5"/>
    </style:style>
    <style:style style:name="T18" style:family="text">
      <style:text-properties officeooo:rsid="00115f5e"/>
    </style:style>
    <style:style style:name="T19" style:family="text">
      <style:text-properties officeooo:rsid="0014906b"/>
    </style:style>
    <style:style style:name="T20" style:family="text">
      <style:text-properties officeooo:rsid="00179528"/>
    </style:style>
    <style:style style:name="T21" style:family="text">
      <style:text-properties officeooo:rsid="00197117"/>
    </style:style>
    <style:style style:name="T22" style:family="text">
      <style:text-properties officeooo:rsid="001a5a84"/>
    </style:style>
    <style:style style:name="T23" style:family="text">
      <style:text-properties officeooo:rsid="001aa8e9"/>
    </style:style>
    <style:style style:name="T24" style:family="text">
      <style:text-properties officeooo:rsid="001d221c"/>
    </style:style>
    <style:style style:name="T25" style:family="text">
      <style:text-properties officeooo:rsid="001dfa2a"/>
    </style:style>
    <style:style style:name="T26" style:family="text">
      <style:text-properties officeooo:rsid="001e4c41"/>
    </style:style>
    <style:style style:name="T27" style:family="text">
      <style:text-properties officeooo:rsid="0021af15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0f80a5"/>
    </style:style>
    <style:style style:name="T30" style:family="text">
      <style:text-properties fo:language="en" fo:country="US" officeooo:rsid="0032eae6"/>
    </style:style>
    <style:style style:name="T31" style:family="text">
      <style:text-properties officeooo:rsid="0026bf28"/>
    </style:style>
    <style:style style:name="T32" style:family="text">
      <style:text-properties officeooo:rsid="002768a3"/>
    </style:style>
    <style:style style:name="T33" style:family="text">
      <style:text-properties officeooo:rsid="0028cda3"/>
    </style:style>
    <style:style style:name="T34" style:family="text">
      <style:text-properties officeooo:rsid="00296116"/>
    </style:style>
    <style:style style:name="T35" style:family="text">
      <style:text-properties officeooo:rsid="002ce23d"/>
    </style:style>
    <style:style style:name="T36" style:family="text">
      <style:text-properties officeooo:rsid="002dc208"/>
    </style:style>
    <style:style style:name="T37" style:family="text">
      <style:text-properties officeooo:rsid="002e616c"/>
    </style:style>
    <style:style style:name="T38" style:family="text">
      <style:text-properties officeooo:rsid="002e627f"/>
    </style:style>
    <style:style style:name="T39" style:family="text">
      <style:text-properties officeooo:rsid="002f8369"/>
    </style:style>
    <style:style style:name="T40" style:family="text">
      <style:text-properties officeooo:rsid="0032eae6"/>
    </style:style>
    <style:style style:name="T41" style:family="text">
      <style:text-properties officeooo:rsid="00333f26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311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/>
      <text:p text:style-name="P4"/>
      <text:p text:style-name="P39"/>
      <text:p text:style-name="P39"/>
      <text:p text:style-name="P39"/>
      <text:p text:style-name="P39"/>
      <text:p text:style-name="Standard"><text:span text:style-name="T1">work package – </text:span><text:span text:style-name="T2">Mobile Hardware Sampler</text:span></text:p>
      <text:p text:style-name="P40"><text:span text:style-name="T3">Version:</text:span><text:span text:style-name="T4"> </text:span><text:span text:style-name="T5">2</text:span><text:span text:style-name="T4">.0</text:span></text:p>
      <text:p text:style-name="P24"/>
      <text:p text:style-name="P40"><text:span text:style-name="T3">Datum:</text:span><text:span text:style-name="T4"> </text:span><text:span text:style-name="T5">05</text:span><text:span text:style-name="T4">.0</text:span><text:span text:style-name="T5">5</text:span><text:span text:style-name="T4">.2022</text:span></text:p>
      <text:p text:style-name="P4"/>
      <text:p text:style-name="P45"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5"/>
      <text:p text:style-name="P42"><text:bookmark-start text:name="_Toc101780120"/>document versions<text:bookmark-end text:name="_Toc10178012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1">Versionsnr.</text:p>
          </table:table-cell>
          <table:table-cell table:style-name="Table1.A1" office:value-type="string">
            <text:p text:style-name="P41">Datum</text:p>
          </table:table-cell>
          <table:table-cell table:style-name="Table1.A1" office:value-type="string">
            <text:p text:style-name="P41">Autor</text:p>
          </table:table-cell>
          <table:table-cell table:style-name="Table1.A1" office:value-type="string">
            <text:p text:style-name="P41">Änderungsgrund / Bemerkungen</text:p>
          </table:table-cell>
        </table:table-row>
        <table:table-row table:style-name="Table1.1">
          <table:table-cell table:style-name="Table1.A2" office:value-type="string">
            <text:p text:style-name="P8"><text:span text:style-name="T16">2</text:span>.0</text:p>
          </table:table-cell>
          <table:table-cell table:style-name="Table1.B2" office:value-type="string">
            <text:p text:style-name="P9">05.05.2022</text:p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9">Review of work packages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/>
          </table:table-cell>
          <table:table-cell table:style-name="Table1.D3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/>
          </table:table-cell>
          <table:table-cell table:style-name="Table1.D4" office:value-type="string">
            <text:p text:style-name="P8"/>
          </table:table-cell>
        </table:table-row>
        <table:table-row table:style-name="Table1.1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/>
          </table:table-cell>
          <table:table-cell table:style-name="Table1.D5" office:value-type="string">
            <text:p text:style-name="P8"/>
          </table:table-cell>
        </table:table-row>
      </table:table>
      <text:p text:style-name="P5"/>
      <text:p text:style-name="P43"><text:bookmark-start text:name="_Toc101780121"/><text:soft-page-break/>content<text:bookmark-end text:name="_Toc101780121"/><text:tab/></text:p>
      <text:p text:style-name="P7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4"><text:a xlink:type="simple" xlink:href="#__RefHeading___Toc1047_241416776" text:style-name="Index_20_Link" text:visited-style-name="Index_20_Link">1. Organisation<text:tab/>3</text:a></text:p>
          <text:p text:style-name="P44"><text:a xlink:type="simple" xlink:href="#__RefHeading___Toc1035_241416776" text:style-name="Index_20_Link" text:visited-style-name="Index_20_Link">2. Research<text:tab/>3</text:a></text:p>
          <text:p text:style-name="P44"><text:a xlink:type="simple" xlink:href="#__RefHeading___Toc1037_241416776" text:style-name="Index_20_Link" text:visited-style-name="Index_20_Link">3. Setup<text:tab/>4</text:a></text:p>
          <text:p text:style-name="P44"><text:a xlink:type="simple" xlink:href="#__RefHeading___Toc1043_241416776" text:style-name="Index_20_Link" text:visited-style-name="Index_20_Link">4. Backend<text:tab/>4</text:a></text:p>
          <text:p text:style-name="P44"><text:a xlink:type="simple" xlink:href="#__RefHeading___Toc1045_241416776" text:style-name="Index_20_Link" text:visited-style-name="Index_20_Link">5. Frontend<text:tab/>5</text:a></text:p>
          <text:p text:style-name="P44"><text:a xlink:type="simple" xlink:href="#__RefHeading___Toc1039_241416776" text:style-name="Index_20_Link" text:visited-style-name="Index_20_Link">6. PCB design<text:tab/>6</text:a></text:p>
          <text:p text:style-name="P44"><text:a xlink:type="simple" xlink:href="#__RefHeading___Toc1885_2546409818" text:style-name="Index_20_Link" text:visited-style-name="Index_20_Link">7. Sample loading<text:tab/>6</text:a></text:p>
          <text:p text:style-name="P44"><text:a xlink:type="simple" xlink:href="#__RefHeading___Toc1041_241416776" text:style-name="Index_20_Link" text:visited-style-name="Index_20_Link">8. Case Design<text:tab/>7</text:a></text:p>
          <text:p text:style-name="P44"><text:a xlink:type="simple" xlink:href="#__RefHeading___Toc1887_2546409818" text:style-name="Index_20_Link" text:visited-style-name="Index_20_Link">9. Audio<text:tab/>7</text:a></text:p>
          <text:p text:style-name="P44"><text:a xlink:type="simple" xlink:href="#__RefHeading___Toc1889_2546409818" text:style-name="Index_20_Link" text:visited-style-name="Index_20_Link">10. Velocity Sensitive Pads<text:tab/>8</text:a></text:p>
        </text:index-body>
      </text:table-of-content>
      <text:p text:style-name="P25"/>
      <text:p text:style-name="P26"/>
      <text:h text:style-name="P50" text:outline-level="1"><text:bookmark-start text:name="__RefHeading___Toc1047_241416776"/>Organisation<text:bookmark-end text:name="__RefHeading___Toc1047_241416776"/></text:h>
      <table:table table:name="Table9" table:style-name="Table9">
        <table:table-column table:style-name="Table9.A" table:number-columns-repeated="2"/>
        <table:table-column table:style-name="Table9.C"/>
        <table:table-row table:style-name="Table9.1">
          <table:table-cell table:style-name="Table9.A1" office:value-type="string">
            <text:p text:style-name="P20">Project name: <text:span text:style-name="T9">MHS</text:span></text:p>
          </table:table-cell>
          <table:table-cell table:style-name="Table9.A1" office:value-type="string">
            <text:p text:style-name="P20">WP-Nr. <text:span text:style-name="T23">1</text:span></text:p>
          </table:table-cell>
          <table:table-cell table:style-name="Table9.A1" office:value-type="string">
            <text:p text:style-name="P20">WP description:</text:p>
            <text:p text:style-name="P20"><text:s/>“<text:span text:style-name="T19">Organisation</text:span>” <text:span text:style-name="T31">(Stage 1)</text:span></text:p>
          </table:table-cell>
        </table:table-row>
        <table:table-row table:style-name="Table9.1">
          <table:table-cell table:style-name="Table9.A1" office:value-type="string">
            <text:p text:style-name="P20">Start of WP:</text:p>
            <text:p text:style-name="P20"/>
          </table:table-cell>
          <table:table-cell table:style-name="Table9.A1" office:value-type="string">
            <text:p text:style-name="P20">End of WP:</text:p>
            <text:p text:style-name="P20"/>
          </table:table-cell>
          <table:table-cell table:style-name="Table9.A1" office:value-type="string">
            <text:p text:style-name="P20">WP responsible:</text:p>
            <text:p text:style-name="P33">Lena</text:p>
          </table:table-cell>
        </table:table-row>
        <table:table-row table:style-name="Table9.1">
          <table:table-cell table:style-name="Table9.A1" table:number-columns-spanned="3" office:value-type="string">
            <text:p text:style-name="P20">Results:</text:p>
            <text:list xml:id="list1310294140" text:style-name="WWNum15">
              <text:list-item>
                <text:p text:style-name="P61">blueprint for project realisation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1" table:number-columns-spanned="3" office:value-type="string">
            <text:p text:style-name="P20">Tasks:</text:p>
            <text:list xml:id="list957851043" text:style-name="WWNum14">
              <text:list-item>
                <text:p text:style-name="P62">defining code structure</text:p>
              </text:list-item>
              <text:list-item>
                <text:p text:style-name="P62">defining device architecture</text:p>
              </text:list-item>
              <text:list-item>
                <text:p text:style-name="P62">project planning and meetings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1" table:number-columns-spanned="3" office:value-type="string">
            <text:p text:style-name="P20">Requirements:</text:p>
            <text:list xml:id="list1187474017" text:style-name="WWNum13">
              <text:list-item>
                <text:p text:style-name="P63">hardware parts (WP2)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6" office:value-type="string">
            <text:p text:style-name="P20">Duration: </text:p>
          </table:table-cell>
          <table:table-cell table:style-name="Table9.B6" table:number-columns-spanned="2" office:value-type="string">
            <text:p text:style-name="P31"/>
          </table:table-cell>
          <table:covered-table-cell/>
        </table:table-row>
      </table:table>
      <text:p text:style-name="P48"/>
      <text:h text:style-name="P55" text:outline-level="1"><text:bookmark-start text:name="_Toc101780122"/><text:bookmark-start text:name="__RefHeading___Toc1035_241416776"/><text:span text:style-name="T10">R</text:span><text:bookmark-end text:name="_Toc101780122"/><text:span text:style-name="T10">esearch</text:span><text:bookmark-end text:name="__RefHeading___Toc1035_24141677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2">Project name: <text:span text:style-name="T14">MHS</text:span></text:p>
          </table:table-cell>
          <table:covered-table-cell/>
          <table:table-cell table:style-name="Table2.A1" office:value-type="string">
            <text:p text:style-name="P12">WP-Nr. <text:span text:style-name="T23">2</text:span></text:p>
          </table:table-cell>
          <table:table-cell table:style-name="Table2.A1" office:value-type="string">
            <text:p text:style-name="P12">WP description:</text:p>
            <text:p text:style-name="P12"><text:s/>“Research” <text:span text:style-name="T32">(Stage 1)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12">Start of WP:</text:p>
            <text:p text:style-name="P16">21.03.2022</text:p>
          </table:table-cell>
          <table:covered-table-cell/>
          <table:table-cell table:style-name="Table2.A1" office:value-type="string">
            <text:p text:style-name="P12">End of WP:</text:p>
            <text:p text:style-name="P16">09.03.2022</text:p>
          </table:table-cell>
          <table:table-cell table:style-name="Table2.A1" office:value-type="string">
            <text:p text:style-name="P12">WP responsible:</text:p>
            <text:p text:style-name="P17">Dennis</text:p>
          </table:table-cell>
        </table:table-row>
        <table:table-row table:style-name="Table2.1">
          <table:table-cell table:style-name="Table2.A1" table:number-columns-spanned="4" office:value-type="string">
            <text:p text:style-name="P12">Results:</text:p>
            <text:list xml:id="list2177763607" text:style-name="WWNum10">
              <text:list-item>
                <text:p text:style-name="P76">hardware parts, cpp &amp; teensy introduction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2">Tasks:</text:p>
            <text:list xml:id="list2899824893" text:style-name="WWNum11">
              <text:list-item>
                <text:p text:style-name="P77">deciding on and ordering parts</text:p>
              </text:list-item>
              <text:list-item>
                <text:p text:style-name="P77">read documentation (teensy and cpp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1" table:number-columns-spanned="4" office:value-type="string">
            <text:p text:style-name="P12">Requirements:</text:p>
            <text:list xml:id="list2484696617" text:style-name="WWNum12">
              <text:list-item>
                <text:p text:style-name="P79">motivated project member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6" office:value-type="string">
            <text:p text:style-name="P12">Duration: </text:p>
          </table:table-cell>
          <table:table-cell table:style-name="Table2.B6" table:number-columns-spanned="3" office:value-type="string">
            <text:p text:style-name="P28"/>
          </table:table-cell>
          <table:covered-table-cell/>
          <table:covered-table-cell/>
        </table:table-row>
      </table:table>
      <text:h text:style-name="P56" text:outline-level="1"><text:bookmark-start text:name="_Toc101780123"/><text:bookmark-start text:name="__RefHeading___Toc1037_241416776"/>Se<text:bookmark-end text:name="_Toc101780123"/><text:span text:style-name="T10">tup</text:span><text:bookmark-end text:name="__RefHeading___Toc1037_241416776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Project name: <text:span text:style-name="T14">MHS</text:span></text:p>
          </table:table-cell>
          <table:table-cell table:style-name="Table3.A1" office:value-type="string">
            <text:p text:style-name="P12">WP-Nr. <text:span text:style-name="T23">3</text:span></text:p>
          </table:table-cell>
          <table:table-cell table:style-name="Table3.A1" office:value-type="string">
            <text:p text:style-name="P12">WP description:</text:p>
            <text:p text:style-name="P12"><text:s/>“<text:span text:style-name="T15">Setup” </text:span><text:span text:style-name="T33">(Stage 1)</text:span></text:p>
          </table:table-cell>
        </table:table-row>
        <table:table-row table:style-name="Table3.1">
          <table:table-cell table:style-name="Table3.A1" office:value-type="string">
            <text:p text:style-name="P12">Start of WP:</text:p>
            <text:p text:style-name="P12"/>
          </table:table-cell>
          <table:table-cell table:style-name="Table3.A1" office:value-type="string">
            <text:p text:style-name="P12">End of WP:</text:p>
            <text:p text:style-name="P12"/>
          </table:table-cell>
          <table:table-cell table:style-name="Table3.A1" office:value-type="string">
            <text:p text:style-name="P34">WP responsible:</text:p>
            <text:p text:style-name="P37">Lucas</text:p>
          </table:table-cell>
        </table:table-row>
        <table:table-row table:style-name="Table3.1">
          <table:table-cell table:style-name="Table3.A1" table:number-columns-spanned="3" office:value-type="string">
            <text:p text:style-name="P12">Results:</text:p>
            <text:list xml:id="list101359225388084" text:continue-list="list2177763607" text:style-name="WWNum10">
              <text:list-item>
                <text:p text:style-name="P84">working hardware prototype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12">Tasks:</text:p>
            <text:list xml:id="list101360545875176" text:continue-list="list2899824893" text:style-name="WWNum11">
              <text:list-item>
                <text:p text:style-name="P93">assembly of hardware parts (soldering)</text:p>
              </text:list-item>
              <text:list-item>
                <text:p text:style-name="P93">setting up development environment</text:p>
              </text:list-item>
              <text:list-item>
                <text:p text:style-name="P93">first hardware tests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12">Requirements:</text:p>
            <text:list xml:id="list101360135895244" text:continue-list="list2484696617" text:style-name="WWNum12">
              <text:list-item>
                <text:p text:style-name="P85">hardware parts</text:p>
              </text:list-item>
              <text:list-item>
                <text:p text:style-name="P85">soldering equipment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12">Duration: </text:p>
          </table:table-cell>
          <table:table-cell table:style-name="Table3.B6" table:number-columns-spanned="2" office:value-type="string">
            <text:p text:style-name="P28"/>
          </table:table-cell>
          <table:covered-table-cell/>
        </table:table-row>
      </table:table>
      <text:p text:style-name="P49"/>
      <text:h text:style-name="P57" text:outline-level="1"><text:bookmark-start text:name="_Toc101780126"/><text:bookmark-start text:name="__RefHeading___Toc1043_241416776"/><text:span text:style-name="T11">B</text:span><text:bookmark-end text:name="_Toc101780126"/><text:span text:style-name="T11">ackend</text:span><text:bookmark-end text:name="__RefHeading___Toc1043_241416776"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Project name: <text:span text:style-name="T14">MHS</text:span></text:p>
          </table:table-cell>
          <table:table-cell table:style-name="Table6.A1" office:value-type="string">
            <text:p text:style-name="P13">WP-Nr. <text:span text:style-name="T23">4</text:span></text:p>
          </table:table-cell>
          <table:table-cell table:style-name="Table6.A1" office:value-type="string">
            <text:p text:style-name="P13">WP description:</text:p>
            <text:p text:style-name="P13">“<text:span text:style-name="T13">Backend” </text:span><text:span text:style-name="T34">(Stage 1)</text:span></text:p>
          </table:table-cell>
        </table:table-row>
        <table:table-row table:style-name="Table6.1">
          <table:table-cell table:style-name="Table6.A1" office:value-type="string">
            <text:p text:style-name="P13">Start of WP:</text:p>
            <text:p text:style-name="P13"/>
          </table:table-cell>
          <table:table-cell table:style-name="Table6.A1" office:value-type="string">
            <text:p text:style-name="P13">End of WP:</text:p>
            <text:p text:style-name="P13"/>
          </table:table-cell>
          <table:table-cell table:style-name="Table6.A1" office:value-type="string">
            <text:p text:style-name="P13">WP responsible:</text:p>
            <text:p text:style-name="P36">Lucas</text:p>
          </table:table-cell>
        </table:table-row>
        <table:table-row table:style-name="Table6.1">
          <table:table-cell table:style-name="Table6.A1" table:number-columns-spanned="3" office:value-type="string">
            <text:p text:style-name="P13">Results:</text:p>
            <text:list xml:id="list101360855707910" text:continue-list="list101359225388084" text:style-name="WWNum10">
              <text:list-item>
                <text:p text:style-name="P88">working software base to build frontend upon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1" table:number-columns-spanned="3" office:value-type="string">
            <text:p text:style-name="P13">Tasks:</text:p>
            <text:list xml:id="list101359537120256" text:continue-list="list101360545875176" text:style-name="WWNum11">
              <text:list-item>
                <text:p text:style-name="P94">managing input handling / interrupt handler</text:p>
                <text:list>
                  <text:list-item>
                    <text:p text:style-name="P95">midi circuit, rotaries, etc.</text:p>
                  </text:list-item>
                </text:list>
              </text:list-item>
              <text:list-item>
                <text:p text:style-name="P94">coding window handling</text:p>
              </text:list-item>
              <text:list-item>
                <text:p text:style-name="P94">coding memory management <text:span text:style-name="T18">(flash chip / sd-card)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1" table:number-columns-spanned="3" office:value-type="string">
            <text:p text:style-name="P13">Requirements:</text:p>
            <text:list xml:id="list101359583164234" text:continue-list="list101360135895244" text:style-name="WWNum12">
              <text:list-item>
                <text:p text:style-name="P80">working hardware prototype <text:span text:style-name="T12">(WP2)</text:span></text:p>
              </text:list-item>
              <text:list-item>
                <text:p text:style-name="P80">working development environment <text:span text:style-name="T12">(WP2)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6" office:value-type="string">
            <text:p text:style-name="P13">Duration: </text:p>
          </table:table-cell>
          <table:table-cell table:style-name="Table6.B6" table:number-columns-spanned="2" office:value-type="string">
            <text:p text:style-name="P29"/>
          </table:table-cell>
          <table:covered-table-cell/>
        </table:table-row>
      </table:table>
      <text:p text:style-name="P46"/>
      <text:h text:style-name="P51" text:outline-level="1"><text:bookmark-start text:name="__RefHeading___Toc1045_241416776"/>Frontend<text:tab/><text:bookmark-end text:name="__RefHeading___Toc1045_241416776"/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Project name: <text:span text:style-name="T14">MHS</text:span></text:p>
          </table:table-cell>
          <table:table-cell table:style-name="Table7.A1" office:value-type="string">
            <text:p text:style-name="P13">WP-Nr. <text:span text:style-name="T23">5</text:span></text:p>
          </table:table-cell>
          <table:table-cell table:style-name="Table7.A1" office:value-type="string">
            <text:p text:style-name="P13">WP description:</text:p>
            <text:p text:style-name="P18"><text:span text:style-name="T6">“</text:span><text:span text:style-name="T7">Frontend</text:span><text:span text:style-name="T6">” </text:span><text:span text:style-name="T8">(Stage 1)</text:span></text:p>
          </table:table-cell>
        </table:table-row>
        <table:table-row table:style-name="Table7.1">
          <table:table-cell table:style-name="Table7.A1" office:value-type="string">
            <text:p text:style-name="P13">Start of WP:</text:p>
            <text:p text:style-name="P13"/>
          </table:table-cell>
          <table:table-cell table:style-name="Table7.A1" office:value-type="string">
            <text:p text:style-name="P13">End of WP:</text:p>
            <text:p text:style-name="P13"/>
          </table:table-cell>
          <table:table-cell table:style-name="Table7.A1" office:value-type="string">
            <text:p text:style-name="P35">WP responsible:</text:p>
            <text:p text:style-name="P38">Lena</text:p>
          </table:table-cell>
        </table:table-row>
        <table:table-row table:style-name="Table7.1">
          <table:table-cell table:style-name="Table7.A1" table:number-columns-spanned="3" office:value-type="string">
            <text:p text:style-name="P13">Results:</text:p>
            <text:list xml:id="list101360743887809" text:continue-list="list101360855707910" text:style-name="WWNum10">
              <text:list-item>
                <text:p text:style-name="P89">working navigatable menu</text:p>
              </text:list-item>
              <text:list-item>
                <text:p text:style-name="P89">abstract interface for modules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1" table:number-columns-spanned="3" office:value-type="string">
            <text:p text:style-name="P13">Tasks:</text:p>
            <text:list xml:id="list101360632066758" text:continue-list="list101359537120256" text:style-name="WWNum11">
              <text:list-item>
                <text:p text:style-name="P90">menu design <text:span text:style-name="T25">(master volume </text:span><text:span text:style-name="T26">control</text:span><text:span text:style-name="T25">)</text:span></text:p>
              </text:list-item>
              <text:list-item>
                <text:p text:style-name="P90">coding abstract interface for UI class / <text:span text:style-name="T17">function implementation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1" table:number-columns-spanned="3" office:value-type="string">
            <text:p text:style-name="P13">Requirements:</text:p>
            <text:list xml:id="list101361084561221" text:continue-list="list101359583164234" text:style-name="WWNum12">
              <text:list-item>
                <text:p text:style-name="P91">working backend (WP5)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6" office:value-type="string">
            <text:p text:style-name="P13">Duration: </text:p>
          </table:table-cell>
          <table:table-cell table:style-name="Table7.B6" table:number-columns-spanned="2" office:value-type="string">
            <text:p text:style-name="P29"/>
          </table:table-cell>
          <table:covered-table-cell/>
        </table:table-row>
      </table:table>
      <text:h text:style-name="P58" text:outline-level="1" text:is-list-header="true"/>
      <text:h text:style-name="P57" text:outline-level="1"><text:bookmark-start text:name="_Toc101780124"/><text:bookmark-start text:name="__RefHeading___Toc1039_241416776"/><text:span text:style-name="T10">P</text:span><text:bookmark-end text:name="_Toc101780124"/><text:span text:style-name="T10">CB design</text:span><text:bookmark-end text:name="__RefHeading___Toc1039_241416776"/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Project name: <text:span text:style-name="T14">MHS</text:span></text:p>
          </table:table-cell>
          <table:table-cell table:style-name="Table4.A1" office:value-type="string">
            <text:p text:style-name="P13">WP-Nr. <text:span text:style-name="T23">6</text:span></text:p>
          </table:table-cell>
          <table:table-cell table:style-name="Table4.A1" office:value-type="string">
            <text:p text:style-name="P13">WP description:</text:p>
            <text:p text:style-name="P13"><text:s/>“<text:span text:style-name="T15">PCB Design” </text:span><text:span text:style-name="T35">(Stage 1)</text:span></text:p>
          </table:table-cell>
        </table:table-row>
        <table:table-row table:style-name="Table4.1">
          <table:table-cell table:style-name="Table4.A1" office:value-type="string">
            <text:p text:style-name="P13">Start of WP:</text:p>
            <text:p text:style-name="P13"/>
          </table:table-cell>
          <table:table-cell table:style-name="Table4.A1" office:value-type="string">
            <text:p text:style-name="P13">End of WP:</text:p>
            <text:p text:style-name="P13"/>
          </table:table-cell>
          <table:table-cell table:style-name="Table4.A1" office:value-type="string">
            <text:p text:style-name="P13">WP responsible:</text:p>
            <text:p text:style-name="P15">Alex</text:p>
          </table:table-cell>
        </table:table-row>
        <table:table-row table:style-name="Table4.1">
          <table:table-cell table:style-name="Table4.A1" table:number-columns-spanned="3" office:value-type="string">
            <text:p text:style-name="P13">Results:</text:p>
            <text:list xml:id="list101359685581539" text:continue-list="list101360743887809" text:style-name="WWNum10">
              <text:list-item>
                <text:p text:style-name="P82">finished and working pcb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13">Tasks:</text:p>
            <text:list xml:id="list101360953069748" text:continue-list="list101360632066758" text:style-name="WWNum11">
              <text:list-item>
                <text:p text:style-name="P87">schematics</text:p>
              </text:list-item>
              <text:list-item>
                <text:p text:style-name="P87">pcb design in Kicat</text:p>
              </text:list-item>
              <text:list-item>
                <text:p text:style-name="P87">pcb printing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13">Requirements:</text:p>
            <text:list xml:id="list101359361738288" text:continue-list="list101361084561221" text:style-name="WWNum12">
              <text:list-item>
                <text:p text:style-name="P86">printing appointment</text:p>
              </text:list-item>
              <text:list-item>
                <text:p text:style-name="P92"><text:span text:style-name="T10">working hardware </text:span><text:span text:style-name="T12">(WP2</text:span><text:span text:style-name="T22">)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6" office:value-type="string">
            <text:p text:style-name="P13">Duration: </text:p>
          </table:table-cell>
          <table:table-cell table:style-name="Table4.B6" table:number-columns-spanned="2" office:value-type="string">
            <text:p text:style-name="P29"/>
          </table:table-cell>
          <table:covered-table-cell/>
        </table:table-row>
      </table:table>
      <text:p text:style-name="Text_20_body"/>
      <text:h text:style-name="P57" text:outline-level="1"><text:bookmark-start text:name="__RefHeading___Toc1885_2546409818"/><text:bookmark-start text:name="_Toc101780128"/><text:span text:style-name="T29">S</text:span><text:bookmark-end text:name="_Toc101780128"/><text:span text:style-name="T29">ample loading</text:span><text:bookmark-end text:name="__RefHeading___Toc1885_2546409818"/></text:h>
      <table:table table:name="Table8" table:style-name="Table8">
        <table:table-column table:style-name="Table8.A" table:number-columns-repeated="2"/>
        <table:table-column table:style-name="Table8.C"/>
        <table:table-row table:style-name="Table8.1">
          <table:table-cell table:style-name="Table8.A1" office:value-type="string">
            <text:p text:style-name="P21">Project name: <text:span text:style-name="T9">MHS</text:span></text:p>
          </table:table-cell>
          <table:table-cell table:style-name="Table8.A1" office:value-type="string">
            <text:p text:style-name="P21">WP-Nr. 7</text:p>
          </table:table-cell>
          <table:table-cell table:style-name="Table8.A1" office:value-type="string">
            <text:p text:style-name="P21">WP description:</text:p>
            <text:p text:style-name="P21"><text:s/>“<text:span text:style-name="T17">Sample loading</text:span>” <text:span text:style-name="T36">(Stage 1)</text:span></text:p>
          </table:table-cell>
        </table:table-row>
        <table:table-row table:style-name="Table8.1">
          <table:table-cell table:style-name="Table8.A1" office:value-type="string">
            <text:p text:style-name="P21">Start of WP:</text:p>
            <text:p text:style-name="P21"/>
          </table:table-cell>
          <table:table-cell table:style-name="Table8.A1" office:value-type="string">
            <text:p text:style-name="P21">End of WP:</text:p>
            <text:p text:style-name="P21"/>
          </table:table-cell>
          <table:table-cell table:style-name="Table8.A1" office:value-type="string">
            <text:p text:style-name="P21">WP responsible:</text:p>
            <text:p text:style-name="P22">Dennis</text:p>
          </table:table-cell>
        </table:table-row>
        <table:table-row table:style-name="Table8.1">
          <table:table-cell table:style-name="Table8.A1" table:number-columns-spanned="3" office:value-type="string">
            <text:p text:style-name="P21">Results:</text:p>
            <text:list xml:id="list101360157906616" text:continue-list="list1310294140" text:style-name="WWNum15">
              <text:list-item>
                <text:p text:style-name="P96">sample loading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1" table:number-columns-spanned="3" office:value-type="string">
            <text:p text:style-name="P21">Tasks:</text:p>
            <text:list xml:id="list101360352933725" text:continue-list="list957851043" text:style-name="WWNum14">
              <text:list-item>
                <text:p text:style-name="P64">sample pack folder structure with config files (if needed)</text:p>
              </text:list-item>
              <text:list-item>
                <text:p text:style-name="P66">midi mapping / key mapping according to order of samples in memory</text:p>
              </text:list-item>
              <text:list-item>
                <text:p text:style-name="P66">interaction with memory management class</text:p>
              </text:list-item>
              <text:list-item>
                <text:p text:style-name="P66">ui interaction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1" table:number-columns-spanned="3" office:value-type="string">
            <text:p text:style-name="P21">Requirements:</text:p>
            <text:list xml:id="list101361085072296" text:continue-list="list1187474017" text:style-name="WWNum13">
              <text:list-item>
                <text:p text:style-name="P65">memory management class <text:span text:style-name="T21">(WP5)</text:span>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6" office:value-type="string">
            <text:p text:style-name="P21">Duration: </text:p>
          </table:table-cell>
          <table:table-cell table:style-name="Table8.B6" table:number-columns-spanned="2" office:value-type="string">
            <text:p text:style-name="P32"/>
          </table:table-cell>
          <table:covered-table-cell/>
        </table:table-row>
      </table:table>
      <text:p text:style-name="Text_20_body"/>
      <text:h text:style-name="P59" text:outline-level="1"><text:bookmark-start text:name="_Toc101780125"/><text:bookmark-start text:name="__RefHeading___Toc1041_241416776"/>C<text:bookmark-end text:name="_Toc101780125"/>ase Design<text:bookmark-end text:name="__RefHeading___Toc1041_241416776"/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Project name: <text:span text:style-name="T14">MHS</text:span></text:p>
          </table:table-cell>
          <table:table-cell table:style-name="Table5.A1" office:value-type="string">
            <text:p text:style-name="P10">WP-Nr. <text:span text:style-name="T23">8</text:span></text:p>
          </table:table-cell>
          <table:table-cell table:style-name="Table5.A1" office:value-type="string">
            <text:p text:style-name="P10">WP description:</text:p>
            <text:p text:style-name="P10"><text:s/>“<text:span text:style-name="T11">Case Design</text:span>” <text:span text:style-name="T37">(Stage 1)</text:span></text:p>
          </table:table-cell>
        </table:table-row>
        <table:table-row table:style-name="Table5.1">
          <table:table-cell table:style-name="Table5.A1" office:value-type="string">
            <text:p text:style-name="P10">Start of WP:</text:p>
            <text:p text:style-name="P10"/>
          </table:table-cell>
          <table:table-cell table:style-name="Table5.A1" office:value-type="string">
            <text:p text:style-name="P10">End of WP:</text:p>
            <text:p text:style-name="P10"/>
          </table:table-cell>
          <table:table-cell table:style-name="Table5.A1" office:value-type="string">
            <text:p text:style-name="P10">WP responsible:</text:p>
            <text:p text:style-name="P14">David</text:p>
          </table:table-cell>
        </table:table-row>
        <table:table-row table:style-name="Table5.1">
          <table:table-cell table:style-name="Table5.A1" table:number-columns-spanned="3" office:value-type="string">
            <text:p text:style-name="P10">Results:</text:p>
            <text:list xml:id="list2783782514" text:style-name="WWNum23">
              <text:list-item>
                <text:p text:style-name="P83">case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1" table:number-columns-spanned="3" office:value-type="string">
            <text:p text:style-name="P10">Tasks:</text:p>
            <text:list xml:id="list101360463747888" text:continue-list="list101360953069748" text:style-name="WWNum11">
              <text:list-item>
                <text:p text:style-name="P78">design based on pcb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1" table:number-columns-spanned="3" office:value-type="string">
            <text:p text:style-name="P10">Requirements:</text:p>
            <text:list xml:id="list101360578328191" text:continue-list="list101359361738288" text:style-name="WWNum12">
              <text:list-item>
                <text:p text:style-name="P81">PCB (WP3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6" office:value-type="string">
            <text:p text:style-name="P10">Duration: </text:p>
          </table:table-cell>
          <table:table-cell table:style-name="Table5.B6" table:number-columns-spanned="2" office:value-type="string">
            <text:p text:style-name="P27"/>
          </table:table-cell>
          <table:covered-table-cell/>
        </table:table-row>
      </table:table>
      <text:p text:style-name="Text_20_body"/>
      <text:h text:style-name="P52" text:outline-level="1"><text:bookmark-start text:name="__RefHeading___Toc1887_2546409818"/>Audio<text:bookmark-end text:name="__RefHeading___Toc1887_2546409818"/></text:h>
      <table:table table:name="Table10" table:style-name="Table10">
        <table:table-column table:style-name="Table10.A" table:number-columns-repeated="2"/>
        <table:table-column table:style-name="Table10.C"/>
        <table:table-row table:style-name="Table10.1">
          <table:table-cell table:style-name="Table10.A1" office:value-type="string">
            <text:p text:style-name="P21">Project name: <text:span text:style-name="T9">MHS</text:span></text:p>
          </table:table-cell>
          <table:table-cell table:style-name="Table10.A1" office:value-type="string">
            <text:p text:style-name="P21">WP-Nr. <text:span text:style-name="T20">9</text:span></text:p>
          </table:table-cell>
          <table:table-cell table:style-name="Table10.A1" office:value-type="string">
            <text:p text:style-name="P21">WP description:</text:p>
            <text:p text:style-name="P21"><text:s/>“<text:span text:style-name="T21">Audio</text:span>” <text:span text:style-name="T38">(Stage 1)</text:span></text:p>
          </table:table-cell>
        </table:table-row>
        <table:table-row table:style-name="Table10.1">
          <table:table-cell table:style-name="Table10.A1" office:value-type="string">
            <text:p text:style-name="P21">Start of WP:</text:p>
            <text:p text:style-name="P21"/>
          </table:table-cell>
          <table:table-cell table:style-name="Table10.A1" office:value-type="string">
            <text:p text:style-name="P21">End of WP:</text:p>
            <text:p text:style-name="P21"/>
          </table:table-cell>
          <table:table-cell table:style-name="Table10.A1" office:value-type="string">
            <text:p text:style-name="P21">WP responsible:</text:p>
            <text:p text:style-name="P22">Alex</text:p>
          </table:table-cell>
        </table:table-row>
        <table:table-row table:style-name="Table10.1">
          <table:table-cell table:style-name="Table10.A1" table:number-columns-spanned="3" office:value-type="string">
            <text:p text:style-name="P21">Results:</text:p>
            <text:list xml:id="list101360357762711" text:continue-list="list101360157906616" text:style-name="WWNum15">
              <text:list-item>
                <text:p text:style-name="P97">basic audio processing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21">Tasks:</text:p>
            <text:list xml:id="list101359494451406" text:continue-list="list101360352933725" text:style-name="WWNum14">
              <text:list-item>
                <text:p text:style-name="P67">trigger midi</text:p>
              </text:list-item>
              <text:list-item>
                <text:p text:style-name="P67">record midi</text:p>
              </text:list-item>
              <text:list-item>
                <text:p text:style-name="P67">digital effects and filters</text:p>
              </text:list-item>
              <text:list-item>
                <text:p text:style-name="P71">menu extension: controlling fx</text:p>
              </text:list-item>
              <text:list-item>
                <text:p text:style-name="P67">playback</text:p>
                <text:list>
                  <text:list-item>
                    <text:p text:style-name="P67">audio settings: bpm and metronom, <text:span text:style-name="T24">playback mode</text:span></text:p>
                  </text:list-item>
                </text:list>
              </text:list-item>
              <text:list-item>
                <text:p text:style-name="P71">2-8 voice polyphony (concurrent triggering of samples)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21">Requirements:</text:p>
            <text:list xml:id="list101360536947303" text:continue-list="list101361085072296" text:style-name="WWNum13">
              <text:list-item>
                <text:p text:style-name="P68">sample loading (WP7)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6" office:value-type="string">
            <text:p text:style-name="P21">Duration: </text:p>
          </table:table-cell>
          <table:table-cell table:style-name="Table10.B6" table:number-columns-spanned="2" office:value-type="string">
            <text:p text:style-name="P32"/>
          </table:table-cell>
          <table:covered-table-cell/>
        </table:table-row>
      </table:table>
      <text:p text:style-name="P46"/>
      <text:p text:style-name="P47"/>
      <text:h text:style-name="P53" text:outline-level="1"><text:bookmark-start text:name="__RefHeading___Toc1889_2546409818"/>Velocity Sensitive Pads<text:bookmark-end text:name="__RefHeading___Toc1889_2546409818"/></text:h>
      <table:table table:name="Table11" table:style-name="Table11">
        <table:table-column table:style-name="Table11.A" table:number-columns-repeated="2"/>
        <table:table-column table:style-name="Table11.C"/>
        <table:table-row table:style-name="Table11.1">
          <table:table-cell table:style-name="Table11.A1" office:value-type="string">
            <text:p text:style-name="P19">Project name: <text:span text:style-name="T9">MHS</text:span></text:p>
          </table:table-cell>
          <table:table-cell table:style-name="Table11.A1" office:value-type="string">
            <text:p text:style-name="P19">WP-Nr. <text:span text:style-name="T27">10</text:span></text:p>
          </table:table-cell>
          <table:table-cell table:style-name="Table11.A1" office:value-type="string">
            <text:p text:style-name="P19">WP description:</text:p>
            <text:p text:style-name="P19"><text:s/>“<text:span text:style-name="T27">Velocity Sensitive Pads</text:span>” <text:span text:style-name="T39">(Stage 2)</text:span></text:p>
          </table:table-cell>
        </table:table-row>
        <table:table-row table:style-name="Table11.1">
          <table:table-cell table:style-name="Table11.A1" office:value-type="string">
            <text:p text:style-name="P19">Start of WP:</text:p>
            <text:p text:style-name="P19"/>
          </table:table-cell>
          <table:table-cell table:style-name="Table11.A1" office:value-type="string">
            <text:p text:style-name="P19">End of WP:</text:p>
            <text:p text:style-name="P19"/>
          </table:table-cell>
          <table:table-cell table:style-name="Table11.A1" office:value-type="string">
            <text:p text:style-name="P19">WP responsible:</text:p>
            <text:p text:style-name="P23">David</text:p>
          </table:table-cell>
        </table:table-row>
        <table:table-row table:style-name="Table11.1">
          <table:table-cell table:style-name="Table11.A1" table:number-columns-spanned="3" office:value-type="string">
            <text:p text:style-name="P19">Results:</text:p>
            <text:list xml:id="list101359724515223" text:continue-list="list101360357762711" text:style-name="WWNum15">
              <text:list-item>
                <text:p text:style-name="P98">added velocity sensitive pads to trigger samples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1" table:number-columns-spanned="3" office:value-type="string">
            <text:p text:style-name="P19">Tasks:</text:p>
            <text:list xml:id="list101360165535761" text:continue-list="list101359494451406" text:style-name="WWNum14">
              <text:list-item>
                <text:p text:style-name="P72">integration into circuit</text:p>
              </text:list-item>
              <text:list-item>
                <text:p text:style-name="P72">software adjustments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1" table:number-columns-spanned="3" office:value-type="string">
            <text:p text:style-name="P19">Requirements:</text:p>
            <text:list xml:id="list101360975736874" text:continue-list="list101360536947303" text:style-name="WWNum13">
              <text:list-item>
                <text:p text:style-name="P69"><text:span text:style-name="T27">Audio</text:span> (WP<text:span text:style-name="T27">9</text:span>)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6" office:value-type="string">
            <text:p text:style-name="P19">Duration: </text:p>
          </table:table-cell>
          <table:table-cell table:style-name="Table11.B6" table:number-columns-spanned="2" office:value-type="string">
            <text:p text:style-name="P30"/>
          </table:table-cell>
          <table:covered-table-cell/>
        </table:table-row>
      </table:table>
      <text:p text:style-name="Text_20_body"/>
      <text:h text:style-name="P54" text:outline-level="1"><text:bookmark-start text:name="__RefHeading___Toc1889_25464098181"/>Final TESTING<text:bookmark-end text:name="__RefHeading___Toc1889_25464098181"/></text:h>
      <table:table table:name="Table12" table:style-name="Table12">
        <table:table-column table:style-name="Table12.A" table:number-columns-repeated="2"/>
        <table:table-column table:style-name="Table12.C"/>
        <table:table-row table:style-name="Table12.1">
          <table:table-cell table:style-name="Table12.A1" office:value-type="string">
            <text:p text:style-name="P102">Project name: <text:span text:style-name="T9">MHS</text:span></text:p>
          </table:table-cell>
          <table:table-cell table:style-name="Table12.A1" office:value-type="string">
            <text:p text:style-name="P102">WP-Nr. <text:span text:style-name="T27">1</text:span><text:span text:style-name="T40">1</text:span></text:p>
          </table:table-cell>
          <table:table-cell table:style-name="Table12.A1" office:value-type="string">
            <text:p text:style-name="P102">WP description:</text:p>
            <text:p text:style-name="P102"><text:s/>“<text:span text:style-name="T40">Final Testing</text:span>” <text:span text:style-name="T39">(Stage 2)</text:span></text:p>
          </table:table-cell>
        </table:table-row>
        <table:table-row table:style-name="Table12.1">
          <table:table-cell table:style-name="Table12.A1" office:value-type="string">
            <text:p text:style-name="P102">Start of WP:</text:p>
            <text:p text:style-name="P102"/>
          </table:table-cell>
          <table:table-cell table:style-name="Table12.A1" office:value-type="string">
            <text:p text:style-name="P102">End of WP:</text:p>
            <text:p text:style-name="P102"/>
          </table:table-cell>
          <table:table-cell table:style-name="Table12.A1" office:value-type="string">
            <text:p text:style-name="P102">WP responsible:</text:p>
            <text:p text:style-name="P103">Dennis</text:p>
          </table:table-cell>
        </table:table-row>
        <table:table-row table:style-name="Table12.1">
          <table:table-cell table:style-name="Table12.A1" table:number-columns-spanned="3" office:value-type="string">
            <text:p text:style-name="P102">Results:</text:p>
            <text:list xml:id="list101361038592946" text:continue-list="list101359724515223" text:style-name="WWNum15">
              <text:list-item>
                <text:p text:style-name="P99">added velocity sensitive pads to trigger samples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1" table:number-columns-spanned="3" office:value-type="string">
            <text:p text:style-name="P102">Tasks:</text:p>
            <text:list xml:id="list101359968798840" text:continue-list="list101360165535761" text:style-name="WWNum14">
              <text:list-item>
                <text:p text:style-name="P73">integration into circuit</text:p>
              </text:list-item>
              <text:list-item>
                <text:p text:style-name="P73">software adjustments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1" table:number-columns-spanned="3" office:value-type="string">
            <text:p text:style-name="P102">Requirements:</text:p>
            <text:list xml:id="list101360127949981" text:continue-list="list101360975736874" text:style-name="WWNum13">
              <text:list-item>
                <text:p text:style-name="P70"><text:span text:style-name="T27">Audio</text:span> (WP<text:span text:style-name="T27">9</text:span>)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6" office:value-type="string">
            <text:p text:style-name="P102">Duration: </text:p>
          </table:table-cell>
          <table:table-cell table:style-name="Table12.B6" table:number-columns-spanned="2" office:value-type="string">
            <text:p text:style-name="P104"/>
          </table:table-cell>
          <table:covered-table-cell/>
        </table:table-row>
      </table:table>
      <text:p text:style-name="P105"/>
      <text:h text:style-name="P60" text:outline-level="1"><text:bookmark-start text:name="__RefHeading___Toc1889_254640981811"/><text:span text:style-name="T30">D</text:span><text:span text:style-name="T28">ocumentation</text:span><text:bookmark-end text:name="__RefHeading___Toc1889_254640981811"/></text:h>
      <table:table table:name="Table13" table:style-name="Table13">
        <table:table-column table:style-name="Table13.A" table:number-columns-repeated="2"/>
        <table:table-column table:style-name="Table13.C"/>
        <table:table-row table:style-name="Table13.1">
          <table:table-cell table:style-name="Table13.A1" office:value-type="string">
            <text:p text:style-name="P102">Project name: <text:span text:style-name="T9">MHS</text:span></text:p>
          </table:table-cell>
          <table:table-cell table:style-name="Table13.A1" office:value-type="string">
            <text:p text:style-name="P102">WP-Nr. <text:span text:style-name="T27">1</text:span><text:span text:style-name="T41">2</text:span></text:p>
          </table:table-cell>
          <table:table-cell table:style-name="Table13.A1" office:value-type="string">
            <text:p text:style-name="P102">WP description:</text:p>
            <text:p text:style-name="P102"><text:s/>“<text:span text:style-name="T40">Documentation</text:span>”</text:p>
          </table:table-cell>
        </table:table-row>
        <table:table-row table:style-name="Table13.1">
          <table:table-cell table:style-name="Table13.A1" office:value-type="string">
            <text:p text:style-name="P102">Start of WP:</text:p>
            <text:p text:style-name="P102"/>
          </table:table-cell>
          <table:table-cell table:style-name="Table13.A1" office:value-type="string">
            <text:p text:style-name="P102">End of WP:</text:p>
            <text:p text:style-name="P102"/>
          </table:table-cell>
          <table:table-cell table:style-name="Table13.A1" office:value-type="string">
            <text:p text:style-name="P102">WP responsible:</text:p>
            <text:p text:style-name="P103">Lena</text:p>
          </table:table-cell>
        </table:table-row>
        <table:table-row table:style-name="Table13.1">
          <table:table-cell table:style-name="Table13.A1" table:number-columns-spanned="3" office:value-type="string">
            <text:p text:style-name="P102">Results:</text:p>
            <text:list xml:id="list101360138787635" text:continue-list="list101361038592946" text:style-name="WWNum15">
              <text:list-item>
                <text:p text:style-name="P100">well documented project</text:p>
              </text:list-item>
            </text:list>
          </table:table-cell>
          <table:covered-table-cell/>
          <table:covered-table-cell/>
        </table:table-row>
        <table:table-row table:style-name="Table13.1">
          <table:table-cell table:style-name="Table13.A1" table:number-columns-spanned="3" office:value-type="string">
            <text:p text:style-name="P102">Tasks:</text:p>
            <text:list xml:id="list101361337697782" text:continue-list="list101359968798840" text:style-name="WWNum14">
              <text:list-item>
                <text:p text:style-name="P74">code comments</text:p>
              </text:list-item>
              <text:list-item>
                <text:p text:style-name="P74">meeting records</text:p>
              </text:list-item>
              <text:list-item>
                <text:p text:style-name="P74">documentation of finished work</text:p>
              </text:list-item>
              <text:list-item>
                <text:p text:style-name="P74">unified document</text:p>
              </text:list-item>
            </text:list>
          </table:table-cell>
          <table:covered-table-cell/>
          <table:covered-table-cell/>
        </table:table-row>
        <table:table-row table:style-name="Table13.1">
          <table:table-cell table:style-name="Table13.A1" table:number-columns-spanned="3" office:value-type="string">
            <text:p text:style-name="P102">Requirements:</text:p>
            <text:list xml:id="list101361009283796" text:continue-list="list101360127949981" text:style-name="WWNum13">
              <text:list-item>
                <text:p text:style-name="P75">work progress</text:p>
              </text:list-item>
            </text:list>
          </table:table-cell>
          <table:covered-table-cell/>
          <table:covered-table-cell/>
        </table:table-row>
        <table:table-row table:style-name="Table13.1">
          <table:table-cell table:style-name="Table13.A6" office:value-type="string">
            <text:p text:style-name="P102">Duration: </text:p>
          </table:table-cell>
          <table:table-cell table:style-name="Table13.B6" table:number-columns-spanned="2" office:value-type="string">
            <text:p text:style-name="P104"/>
          </table:table-cell>
          <table:covered-table-cell/>
        </table:table-row>
      </table:table>
      <text:p text:style-name="P10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false" style:font-name-asian="ＭＳ 明朝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de" fo:country="DE" style:letter-kerning="false" style:font-name-asian="ＭＳ 明朝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top="0.25in" fo:margin-bottom="0.1252in" style:contextual-spacing="false" fo:padding-left="0in" fo:padding-right="0in" fo:padding-top="0in" fo:padding-bottom="0.0138in" fo:border-left="none" fo:border-right="none" fo:border-top="none" fo:border-bottom="0.99pt solid #000000" fo:keep-with-next="always"/>
      <style:text-properties fo:text-transform="uppercas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25in" fo:margin-bottom="0.1252in" style:contextual-spacing="false" fo:keep-with-next="always"/>
      <style:text-properties fo:font-size="13pt" fo:font-weight="bold" style:font-name-asian="Times New Roman" style:font-family-asian="'Times New Roman'" style:font-family-generic-asian="system" style:font-pitch-asian="variable" style:font-size-asian="13pt" style:language-asian="de" style:country-asian="DE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font-size="11pt" style:font-name-asian="Cambria1" style:font-family-asian="Cambria" style:font-family-generic-asian="system" style:font-pitch-asian="variable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fo:language="en" fo:country="ZA" style:font-name-asian="Cambria1" style:font-family-asian="Cambria" style:font-family-generic-asian="system" style:font-pitch-asian="variable" style:font-size-complex="11pt"/>
    </style:style>
    <style:style style:name="Tabelle" style:family="paragraph" style:parent-style-name="Standard" style:default-outline-level="">
      <style:paragraph-properties fo:margin-top="0.028in" fo:margin-bottom="0.028in" style:contextual-spacing="false"/>
      <style:text-properties style:font-name="Tahoma" fo:font-family="Tahoma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9pt"/>
    </style:style>
    <style:style style:name="Tabellenkopf" style:family="paragraph" style:parent-style-name="Tabelle" style:default-outline-level="">
      <style:text-properties fo:font-weight="bold" style:font-weight-asian="bold"/>
    </style:style>
    <style:style style:name="Infoblock" style:family="paragraph" style:parent-style-name="Standard" style:default-outline-level="">
      <loext:graphic-properties draw:fill="solid" draw:fill-color="#ffffd1"/>
      <style:paragraph-properties fo:margin-top="0in" fo:margin-bottom="0.1528in" style:contextual-spacing="false" fo:background-color="#ffffd1" fo:padding-left="0.0555in" fo:padding-right="0.0555in" fo:padding-top="0.0138in" fo:padding-bottom="0.0138in" fo:border="0.51pt solid #000000" style:shadow="#000000 0.0071in 0.0071in"/>
      <style:text-properties fo:color="#000080" loext:opacity="100%" style:font-name="Tahoma" fo:font-family="Tahoma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de" style:country-asian="DE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Überschrift_20_1_20_ohne" style:display-name="Überschrift 1 ohne" style:family="paragraph" style:parent-style-name="Heading_20_1" style:default-outline-level="" style:list-style-name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28in" style:contextual-spacing="false" fo:line-height="150%">
        <style:tab-stops>
          <style:tab-stop style:position="6.3in" style:type="right" style:leader-style="dotted" style:leader-text="."/>
        </style:tab-stops>
      </style:paragraph-properties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35in" fo:margin-right="0in" fo:margin-top="0in" fo:margin-bottom="0.028in" style:contextual-spacing="false" fo:text-indent="0in" style:auto-text-indent="false"/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71in" fo:margin-right="0in" fo:margin-top="0in" fo:margin-bottom="0.028in" style:contextual-spacing="false" fo:text-indent="0in" style:auto-text-indent="false">
        <style:tab-stops>
          <style:tab-stop style:position="1in"/>
          <style:tab-stop style:position="6.2929in" style:type="right" style:leader-style="dotted" style:leader-text="."/>
        </style:tab-stops>
      </style:paragraph-properties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Revision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ußnotentext_20_Zchn" style:display-name="Fußnotentext Zchn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text-transform="uppercase" style:font-name="Arial" fo:font-family="Arial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Überschrift_20_2_20_Zchn" style:display-name="Überschrift 2 Zchn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language-asian="de" style:country-asian="DE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Überschrift_20_5_20_Zchn" style:display-name="Überschrift 5 Zchn" style:family="text" style:parent-style-name="Default_20_Paragraph_20_Font">
      <style:text-properties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family="Tahoma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mbria1" style:font-family-asian="Cambria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ＭＳ 明朝" style:font-family-asian="'ＭＳ 明朝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weight="bold" style:font-size-asian="10pt" style:font-weight-asian="bold" style:font-name-complex="Arial1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line-height="100%" fo:text-align="center" style:justify-single-word="false"/>
    </style:style>
    <style:style style:name="MP4" style:family="paragraph" style:parent-style-name="Footer">
      <style:text-properties style:font-name-complex="Arial1"/>
    </style:style>
    <style:style style:name="MP5" style:family="paragraph" style:parent-style-name="Header">
      <style:paragraph-properties fo:text-align="end" style:justify-single-word="false"/>
    </style:style>
    <style:style style:name="Mgr1" style:family="graphic">
      <style:graphic-properties draw:stroke="solid" svg:stroke-width="0.0311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102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2362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5516in" fo:margin-left="0in" fo:margin-right="0in" fo:margin-top="0.511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char" draw:z-index="10" draw:name="Gerader Verbinder 3" draw:style-name="Mgr1" draw:text-style-name="MP2" svg:x1="-0.0091in" svg:y1="11.1047in" svg:x2="7.1358in" svg:y2="11.1051in"><text:p/></draw:line>LASTENHEFT</text:p>
      </style:header>
      <style:footer>
        <text:p text:style-name="MP3"><text:page-number text:select-page="current">9</text:page-number></text:p>
        <text:p text:style-name="MP4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line text:anchor-type="char" draw:z-index="1" draw:name="Gerader Verbinder 18" draw:style-name="Mgr2" draw:text-style-name="MP2" svg:x1="-0.0665in" svg:y1="11.1035in" svg:x2="7.0791in" svg:y2="11.1039in"><text:p/></draw:line><draw:line text:anchor-type="char" draw:z-index="0" draw:name="Gerader Verbinder 10" draw:style-name="Mgr1" draw:text-style-name="MP2" svg:x1="-0.0661in" svg:y1="1.2366in" svg:x2="7.0795in" svg:y2="1.237in"><text:p/></draw:line></text:p>
      </style:header>
      <style:footer>
        <text:p text:style-name="MP3"><text:page-number text:select-page="current">1</text:page-number></text:p>
        <text:p text:style-name="MP4"><draw:line text:anchor-type="char" draw:z-index="2" draw:name="Gerader Verbinder 1" draw:style-name="Mgr1" draw:text-style-name="MP2" svg:x1="-0.0618in" svg:y1="11.102in" svg:x2="7.0831in" svg:y2="11.1024in"><text:p/></draw:lin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eb</meta:initial-creator>
    <meta:editing-cycles>415</meta:editing-cycles>
    <meta:print-date>2022-04-29T12:56:00</meta:print-date>
    <meta:creation-date>2020-05-20T15:36:00</meta:creation-date>
    <dc:date>2022-05-10T10:13:59.081718743</dc:date>
    <meta:editing-duration>PT1H39M37S</meta:editing-duration>
    <meta:generator>LibreOffice/7.2.6.2$Linux_X86_64 LibreOffice_project/20$Build-2</meta:generator>
    <meta:document-statistic meta:table-count="13" meta:image-count="0" meta:object-count="0" meta:page-count="9" meta:paragraph-count="250" meta:word-count="686" meta:character-count="4041" meta:non-whitespace-character-count="3650"/>
    <meta:user-defined meta:name="AppVersion">16.0000</meta:user-defined>
    <meta:user-defined meta:name="ContentTypeId">0x010100F8F9D82A9436CD428A02A14BF983FEC8</meta:user-defined>
    <meta:template xlink:type="simple" xlink:actuate="onRequest" xlink:title="Normal.dotm" xlink:href=""/>
  </office:meta>
</office:document-meta>
</file>